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cah Fullerton</text:p>
      <text:p text:style-name="Standard"/>
      <text:p text:style-name="Standard"/>
      <text:p text:style-name="Standard"/>
      <text:p text:style-name="P1">Statistical Analysis of Hash Outputs</text:p>
      <text:p text:style-name="P2"/>
      <text:p text:style-name="P2"/>
      <text:p text:style-name="P2"><text:tab/><text:span text:style-name="T1">A good hash algorithm produces hash outputs with specific properties. <text:s/>The most important of these properties is that the hash outputs are spread out evenly among the domain of the function. <text:s/>That being said, no one hash output should ever have a higher probability of being generated than another random hash output.</text:span></text:p>
      <text:p text:style-name="P3"><text:tab/>To test a cryptographic hash algorithm of this property would require generating the hash values for billions upon billions of messages and then giving each output a probability of being calculated. <text:s/>Because this is entirely infeasible with today's computers, other tests can be used to check whether a cryptographic hash algorithm produces appropriately random and unbiased hash outputs.</text:p>
      <text:p text:style-name="P3"><text:tab/>A hash value is theoretically an entirely random string of bits. <text:s/>No matter what was given to the function as input, a completely random output is supposed to be generated. <text:s/>Therefore, the probability that a single given bit in a particular hash output is high or low should each be 50%. <text:s/>Furthermore, the number of high bits should be fairly equal to the number of low bits in any hash output. <text:s/>To test a given cryptographic hash function for this property, a program could be created that generates a large number of hashes from randomly generated messages. <text:s/>This program would then calculate the average number of high bits in all the hashes generated. <text:s/>In a 256 bit hash algorithm, for example, the average number of high bits should get closer to 128 as the number of generated hash outputs that are tested increases.</text:p>
      <text:p text:style-name="P3"><text:tab/>Another important property that cryptographic hash algorithms must possess is a good avalanche effect. <text:s/>This effect states that if a single bit changes in a given message input, each bit in its corresponding hash output should change with a 50% probability. <text:s/>A program could simulate and evaluate the avalanche effect for a given hash algorithm by generating hash values for a number of random messages along side messages with a single bit difference. <text:s/>In a 256 bit algorithm, the average number of bits that change in the hash outputs should be very close to 128. <text:s/>In fact, the more messages that are calculated, the closer the average should be to 128.</text:p>
      <text:p text:style-name="P3"/>
      <text:p text:style-name="P3"><text:tab/>A program exists online<text:span text:style-name="T2">1</text:span><text:span text:style-name="T3"> that is capable of running statistical tests on a given data file to therefore calculate how random the data is. <text:s/>I have created a similar program called HashTest.exe that calculates the randomness of hash outputs that MFA-256 generates. <text:s/>The program asks for the number of hash outputs to generate and does tests on those outputs. <text:s/>Notice: As more outputs are generated, the randomness of the data as a whole increases. <text:s/>Here are the tests that this program runs.</text:span></text:p>
      <text:p text:style-name="P4"/>
      <text:p text:style-name="P4">High bit average test</text:p>
      <text:p text:style-name="P4"><text:tab/>This counts the number of high bits in each hash output. <text:s/>It then takes this number and divides it by the number of generated hash outputs to find the average number of high bits in each output.</text:p>
      <text:p text:style-name="P4"/>
      <text:p text:style-name="P4">Avalanche test</text:p>
      <text:p text:style-name="P4"><text:tab/>This test takes a certain number of random messages and generates the hash values for each. <text:s/>It then changes a single bit in each of the messages and hashes them again. <text:s/>Then, it finds the Hamming weight of both pairs of hashes to find the number of bits that changed as a result of the single bit change in the inputted message. <text:s/>Since MFA is a 256 bit algorithm, the average number of changed bits should converge upon 128 as more messages are hashed.</text:p>
      <text:p text:style-name="P4"/>
      <text:p text:style-name="P4">The following tests were taken from ent.exe<text:span text:style-name="T2">1</text:span>.</text:p>
      <text:p text:style-name="P4"/>
      <text:p text:style-name="P4">Entropy test</text:p>
      <text:p text:style-name="P4"><text:tab/>This test calculates the information density of each hash output. <text:s/>The more dense the data is, the more random it is. <text:s/>Also, the more dense the information is, the more the data cannot be compressed.</text:p>
      <text:p text:style-name="P4"/>
      <text:p text:style-name="P4">Arithmetic mean test</text:p>
      <text:p text:style-name="P4"><text:tab/>This sums every bit in a given number of hash outputs, then divides by the number of bits added. <text:s/>This value should be close to .5. <text:s/>If the value wavers in either direction, then the hash output's bits are consistently high or low. <text:s/>This test is essentially the same as the high bit average test.</text:p>
      <text:p text:style-name="P4"/>
      <text:p text:style-name="P4">Serial Correlation Coefficient test</text:p>
      <text:p text:style-name="P4"><text:tab/>This measures the extent to which each byte in each hash output depends upon the previous byte. For truly random sequences this value should be close to zero. <text:s/>The more this value differs from zero, the more predictable and nonrandom the data is.</text:p>
      <text:p text:style-name="P4"/>
      <text:p text:style-name="P4">1 - http://www.fourmilab.ch/rand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Micah Fullerton</meta:initial-creator>
    <meta:creation-date>2006-05-27T16:01:20</meta:creation-date>
    <dc:creator>Micah Fullerton</dc:creator>
    <dc:date>2006-05-31T05:12:37</dc:date>
    <dc:language>en-US</dc:language>
    <meta:editing-cycles>51</meta:editing-cycles>
    <meta:editing-duration>PT3H10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9" meta:word-count="734" meta:character-count="4302"/>
  </office:meta>
</office:document-meta>
</file>